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1" svg:font-family="Arial1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3pt" fo:font-weight="bold" officeooo:rsid="0004b20e" officeooo:paragraph-rsid="0004b20e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loext:opacity="100%" style:font-name="Arial" fo:font-size="12pt" officeooo:rsid="0004b20e" officeooo:paragraph-rsid="0004b20e" style:font-size-asian="10.5pt" style:font-size-complex="12pt"/>
    </style:style>
    <style:style style:name="P3" style:family="paragraph" style:parent-style-name="Standard">
      <style:text-properties fo:color="#000000" loext:opacity="100%" style:font-name="Arial" fo:font-size="12pt" officeooo:rsid="0008de97" officeooo:paragraph-rsid="0008de97" style:font-size-asian="10.5pt" style:font-size-complex="12pt"/>
    </style:style>
    <style:style style:name="P4" style:family="paragraph" style:parent-style-name="Standard">
      <style:text-properties fo:color="#000000" loext:opacity="100%" style:font-name="Arial" fo:font-size="12pt" officeooo:rsid="000c31e2" officeooo:paragraph-rsid="000c31e2" style:font-size-asian="10.5pt" style:font-size-complex="12pt"/>
    </style:style>
    <style:style style:name="P5" style:family="paragraph" style:parent-style-name="Standard">
      <style:text-properties fo:color="#000000" loext:opacity="100%" style:font-name="Times New Roman" fo:font-size="12pt" style:text-underline-style="solid" style:text-underline-width="auto" style:text-underline-color="font-color" fo:font-weight="normal" officeooo:rsid="0008de97" officeooo:paragraph-rsid="0008de97" style:font-size-asian="12pt" style:font-weight-asian="normal" style:font-size-complex="12pt" style:font-weight-complex="normal"/>
    </style:style>
    <style:style style:name="T1" style:family="text">
      <style:text-properties officeooo:rsid="00075b5f"/>
    </style:style>
    <style:style style:name="T2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0dbec0" style:font-size-asian="9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0eeaea" style:font-size-asian="9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0f1451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110beb" style:font-size-asian="9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12a0a6" style:font-size-asian="9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130b69" style:font-size-asian="9pt" style:font-style-asian="normal" style:font-weight-asian="normal" style:text-emphasize="none"/>
    </style:style>
    <style:style style:name="T9" style:family="text">
      <style:text-properties officeooo:rsid="000a9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<text:span text:style-name="T1">de</text:span><text:span text:style-name="T9">s stages</text:span></text:p>
      <text:p text:style-name="P2"/>
      <text:p text:style-name="P5">Stage de première année à Linagora</text:p>
      <text:p text:style-name="P3"/>
      <text:p text:style-name="P4"><text:span text:style-name="T2"><text:tab/>Je tiens tout d’abord à vous remercier pour ce stage très enrichissant au sein de votre entreprise </text:span><text:span text:style-name="T3">qui a représenté pour moi une grande opportunité d’acquérir une première expérience professionnelle dans le monde du développement informatique</text:span><text:span text:style-name="T2">. Je fus très bien accueilli et mis dans le meilleurs conditions par votre équipe OSSA pour travailler sereinement.</text:span></text:p>
      <text:p text:style-name="P4"><text:span text:style-name="T2"/></text:p>
      <text:p text:style-name="P4"><text:span text:style-name="T2"><text:tab/></text:span><text:span text:style-name="T4">J’ai évidemment beaucoup appréhendé le déroulement du stage, car étant en première année et n’ayant pas encore vécu de stage en développement informatique, je ne savais pas si je pou</text:span><text:span text:style-name="T5">v</text:span><text:span text:style-name="T4">ais être utile à votre entreprise. La supervision bienveillante de mon tuteur et du manager du service m’ont rassuré et permis de me sentir en confiance dès la première semaine. Les missions confiées, à réaliser dans un ordre</text:span><text:span text:style-name="T6"> respectant les degrés de difficultés </text:span><text:span text:style-name="T7">ont d’autant plus participer à cette prise de confiance me faisant prendre goût à la prise d’initiative et à l’autonomie. </text:span></text:p>
      <text:p text:style-name="P4"><text:span text:style-name="T7"/></text:p>
      <text:p text:style-name="P4"><text:span text:style-name="T7"><text:tab/></text:span><text:span text:style-name="T8">Concernant ma place dans l’équipe, </text:span></text:p>
      <text:p text:style-name="P2"><text:span text:style-name="T2"/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1" svg:font-family="Arial1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4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20:22:24.016000000</meta:creation-date>
    <dc:date>2021-06-02T13:38:16.119000000</dc:date>
    <meta:editing-duration>PT1H3M14S</meta:editing-duration>
    <meta:editing-cycles>1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161" meta:character-count="1020" meta:non-whitespace-character-count="859"/>
  </office:meta>
</office:document-meta>
</file>